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28in"/>
    </style:style>
    <style:style style:name="co2" style:family="table-column">
      <style:table-column-properties fo:break-before="auto" style:column-width="1.725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402in"/>
    </style:style>
    <style:style style:name="co5" style:family="table-column">
      <style:table-column-properties fo:break-before="auto" style:column-width="6.2453in"/>
    </style:style>
    <style:style style:name="co6" style:family="table-column">
      <style:table-column-properties fo:break-before="auto" style:column-width="0.9929in"/>
    </style:style>
    <style:style style:name="co7" style:family="table-column">
      <style:table-column-properties fo:break-before="auto" style:column-width="4.4154in"/>
    </style:style>
    <style:style style:name="co8" style:family="table-column">
      <style:table-column-properties fo:break-before="auto" style:column-width="1.111in"/>
    </style:style>
    <style:style style:name="co9" style:family="table-column">
      <style:table-column-properties fo:break-before="auto" style:column-width="0.4437in"/>
    </style:style>
    <style:style style:name="co10" style:family="table-column">
      <style:table-column-properties fo:break-before="auto" style:column-width="0.8425in"/>
    </style:style>
    <style:style style:name="co11" style:family="table-column">
      <style:table-column-properties fo:break-before="auto" style:column-width="4.5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/>
    </style:style>
    <style:style style:name="ce2" style:family="table-cell" style:parent-style-name="Default">
      <style:text-properties fo:color="#ff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5" style:family="table-cell" style:parent-style-name="Default" style:data-style-name="N37"/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MAC Ent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6" table:number-rows-spanned="1">
            <text:p>ZBT ENTRY</text:p>
          </table:table-cell>
          <table:covered-table-cell table:style-name="ce1"/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2">
          <table:table-cell table:style-name="ce2" office:value-type="string">
            <text:p>NAME</text:p>
          </table:table-cell>
          <table:table-cell table:style-name="ce4" office:value-type="string">
            <text:p>SIZE RANGE</text:p>
            <text:p>(If available, only WRSW)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START OF DATA</text:p>
          </table:table-cell>
          <table:table-cell table:style-name="ce2" office:value-type="string">
            <text:p>WORD NO.</text:p>
          </table:table-cell>
          <table:table-cell table:style-name="ce2" office:value-type="string">
            <text:p>REMARKS</text:p>
          </table:table-cell>
        </table:table-row>
        <table:table-row table:style-name="ro1">
          <table:table-cell table:style-name="ce1" table:number-columns-spanned="6" table:number-rows-spanned="1"/>
          <table:covered-table-cell table:style-name="ce4"/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1">
          <table:table-cell office:value-type="string">
            <text:p>vali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0" table:number-columns-spanned="1" table:number-rows-spanned="6">
            <text:p>0</text:p>
          </table:table-cell>
          <table:table-cell/>
        </table:table-row>
        <table:table-row table:style-name="ro1">
          <table:table-cell office:value-type="string">
            <text:p>end_of_bucket</text:p>
          </table:table-cell>
          <table:table-cell/>
          <table:table-cell table:number-columns-repeated="2" office:value-type="float" office:value="1">
            <text:p>1</text:p>
          </table:table-cell>
          <table:covered-table-cell/>
          <table:table-cell/>
        </table:table-row>
        <table:table-row table:style-name="ro1">
          <table:table-cell office:value-type="string">
            <text:p>is_bpdu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covered-table-cell/>
          <table:table-cell/>
        </table:table-row>
        <table:table-row table:style-name="ro1">
          <table:table-cell office:value-type="string">
            <text:p>go_to_cam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covered-table-cell/>
          <table:table-cell/>
        </table:table-row>
        <table:table-row table:style-name="ro1">
          <table:table-cell office:value-type="string">
            <text:p>FID</text:p>
          </table:table-cell>
          <table:table-cell table:style-name="ce5" office:value-type="string">
            <text:p>[1,10]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covered-table-cell/>
          <table:table-cell office:value-type="string">
            <text:p>10 is an upper limit imposed by VLAN , according to 802.1Q, width is: [1,12] (p. 77, range: 1-4096)</text:p>
          </table:table-cell>
        </table:table-row>
        <table:table-row table:style-name="ro1">
          <table:table-cell office:value-type="string">
            <text:p>mac_high</text:p>
          </table:table-cell>
          <table:table-cell/>
          <table:table-cell table:number-columns-repeated="2" office:value-type="float" office:value="16">
            <text:p>16</text:p>
          </table:table-cell>
          <table:covered-table-cell/>
          <table:table-cell/>
        </table:table-row>
        <table:table-row table:style-name="ro1">
          <table:table-cell table:style-name="ce3" table:number-columns-spanned="6" table:number-rows-spanned="1"/>
          <table:covered-table-cell table:number-columns-repeated="5"/>
        </table:table-row>
        <table:table-row table:style-name="ro1">
          <table:table-cell office:value-type="string">
            <text:p>mac_low</text:p>
          </table:table-cell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3" table:number-columns-spanned="6" table:number-rows-spanned="1"/>
          <table:covered-table-cell table:number-columns-repeated="5"/>
        </table:table-row>
        <table:table-row table:style-name="ro1">
          <table:table-cell office:value-type="string">
            <text:p>cam_addr</text:p>
          </table:table-cell>
          <table:table-cell office:value-type="string">
            <text:p>[1,15]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office:value-type="string">
            <text:p>rtu_hcam_addr_i, wrsw_rtu_wb.vhd [1,15]</text:p>
          </table:table-cell>
        </table:table-row>
        <table:table-row table:style-name="ro1">
          <table:table-cell office:value-type="string">
            <text:p>has_prio_src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prio_src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according to 802.1Q, p.71 its width is 3 bits</text:p>
          </table:table-cell>
        </table:table-row>
        <table:table-row table:style-name="ro1">
          <table:table-cell office:value-type="string">
            <text:p>prio_override_src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drop_when_source</text:p>
          </table:table-cell>
          <table:table-cell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drop_when_unmatched_src_ports</text:p>
          </table:table-cell>
          <table:table-cell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has_prio_dst</text:p>
          </table:table-cell>
          <table:table-cell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prio_dst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ccording to 802.1Q, p.71 its width is 3 bits</text:p>
          </table:table-cell>
        </table:table-row>
        <table:table-row table:style-name="ro1">
          <table:table-cell office:value-type="string">
            <text:p>prio_override_dst</text:p>
          </table:table-cell>
          <table:table-cell/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drop_when_dest</text:p>
          </table:table-cell>
          <table:table-cell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style-name="ce3" table:number-columns-spanned="6" table:number-rows-spanned="1"/>
          <table:covered-table-cell table:number-columns-repeated="5"/>
        </table:table-row>
        <table:table-row table:style-name="ro1">
          <table:table-cell office:value-type="string">
            <text:p>port_mask_src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3" office:value-type="float" office:value="3" table:number-columns-spanned="1" table:number-rows-spanned="2">
            <text:p>3</text:p>
          </table:table-cell>
          <table:table-cell/>
        </table:table-row>
        <table:table-row table:style-name="ro1">
          <table:table-cell office:value-type="string">
            <text:p>port_mask_dst</text:p>
          </table:table-cell>
          <table:table-cell/>
          <table:table-cell table:number-columns-repeated="2" office:value-type="float" office:value="16">
            <text:p>16</text:p>
          </table:table-cell>
          <table:covered-table-cell/>
          <table:table-cell/>
        </table:table-row>
        <table:table-row table:style-name="ro1">
          <table:table-cell table:style-name="ce3" table:number-columns-spanned="6" table:number-rows-spanned="1"/>
          <table:covered-table-cell table:number-columns-repeated="5"/>
        </table:table-row>
        <table:table-row table:style-name="ro1">
          <table:table-cell office:value-type="string">
            <text:p>last_access</text:p>
          </table:table-cell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4" office:value-type="string">
            <text:p>ZBT SRAM ADDRESS BIT</text:p>
          </table:table-cell>
          <table:table-cell table:style-name="ce4" office:value-type="string">
            <text:p>MEANING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ank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string" table:number-columns-spanned="1" table:number-rows-spanned="11">
            <text:p>hash addr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 table:number-columns-spanned="1" table:number-rows-spanned="2">
            <text:p>bucket number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 table:number-columns-spanned="1" table:number-rows-spanned="3">
            <text:p>inside entry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covered-table-cell/>
          <table:table-cell table:number-columns-repeated="4"/>
        </table:table-row>
      </table:table>
      <table:table table:name="VLAN Entry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6" table:number-rows-spanned="1">
            <text:p>ZBT ENTRY</text:p>
          </table:table-cell>
          <table:covered-table-cell table:style-name="ce1"/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2">
          <table:table-cell table:style-name="ce2" office:value-type="string">
            <text:p>NAME</text:p>
          </table:table-cell>
          <table:table-cell table:style-name="ce4" office:value-type="string">
            <text:p>SIZE RANGE</text:p>
            <text:p>(If available, only WRSW)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START OF DATA</text:p>
          </table:table-cell>
          <table:table-cell table:style-name="ce2" office:value-type="string">
            <text:p>WORD NO.</text:p>
          </table:table-cell>
          <table:table-cell table:style-name="ce2" office:value-type="string">
            <text:p>REMARKS</text:p>
          </table:table-cell>
        </table:table-row>
        <table:table-row table:style-name="ro1">
          <table:table-cell office:value-type="string">
            <text:p>PORT_MASK</text:p>
          </table:table-cell>
          <table:table-cell office:value-type="string">
            <text:p>[1,16]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3" office:value-type="float" office:value="0" table:number-columns-spanned="1" table:number-rows-spanned="6">
            <text:p>0</text:p>
          </table:table-cell>
          <table:table-cell/>
        </table:table-row>
        <table:table-row table:style-name="ro1">
          <table:table-cell office:value-type="string">
            <text:p>FID</text:p>
          </table:table-cell>
          <table:table-cell office:value-type="string">
            <text:p>[1,10]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covered-table-cell/>
          <table:table-cell office:value-type="string">
            <text:p>this is the reason why max(FID) = 10 : we want only one word of VLAN</text:p>
          </table:table-cell>
        </table:table-row>
        <table:table-row table:style-name="ro1">
          <table:table-cell office:value-type="string">
            <text:p>has_prio</text:p>
          </table:table-cell>
          <table:table-cell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covered-table-cell/>
          <table:table-cell/>
        </table:table-row>
        <table:table-row table:style-name="ro1">
          <table:table-cell office:value-type="string">
            <text:p>prio</text:p>
          </table:table-cell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covered-table-cell/>
          <table:table-cell/>
        </table:table-row>
        <table:table-row table:style-name="ro1">
          <table:table-cell office:value-type="string">
            <text:p>prio_override</text:p>
          </table:table-cell>
          <table:table-cell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covered-table-cell/>
          <table:table-cell/>
        </table:table-row>
        <table:table-row table:style-name="ro1">
          <table:table-cell office:value-type="string">
            <text:p>drop</text:p>
          </table:table-cell>
          <table:table-cell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covered-table-cell/>
          <table:table-cell/>
        </table:table-row>
      </table:table>
      <table:table table:name="Sheet3" table:style-name="ta1" table:print="false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6" table:number-rows-spanned="1">
            <text:p>request entry</text:p>
          </table:table-cell>
          <table:covered-table-cell table:style-name="ce1"/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1">
          <table:table-cell table:style-name="ce2" office:value-type="string">
            <text:p>NAME</text:p>
          </table:table-cell>
          <table:table-cell table:style-name="ce4" office:value-type="string">
            <text:p>WIDTH CONSTANT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START OF DATA</text:p>
          </table:table-cell>
          <table:table-cell table:style-name="ce2" office:value-type="string">
            <text:p>WORD NO.</text:p>
          </table:table-cell>
          <table:table-cell table:style-name="ce2" office:value-type="string">
            <text:p>REMARKS</text:p>
          </table:table-cell>
        </table:table-row>
        <table:table-row table:style-name="ro1">
          <table:table-cell office:value-type="string">
            <text:p>source mac</text:p>
          </table:table-cell>
          <table:table-cell office:value-type="string">
            <text:p>c_wrsw_mac_addr_width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style-name="ce3" office:value-type="float" office:value="0" table:number-columns-spanned="1" table:number-rows-spanned="6">
            <text:p>0</text:p>
          </table:table-cell>
          <table:table-cell/>
        </table:table-row>
        <table:table-row table:style-name="ro1">
          <table:table-cell office:value-type="string">
            <text:p>destination mac</text:p>
          </table:table-cell>
          <table:table-cell office:value-type="string">
            <text:p>c_wrsw_mac_addr_width</text:p>
          </table:table-cell>
          <table:table-cell table:number-columns-repeated="2" office:value-type="float" office:value="48">
            <text:p>48</text:p>
          </table:table-cell>
          <table:covered-table-cell/>
          <table:table-cell/>
        </table:table-row>
        <table:table-row table:style-name="ro1">
          <table:table-cell office:value-type="string">
            <text:p>vid</text:p>
          </table:table-cell>
          <table:table-cell office:value-type="string">
            <text:p>c_wrsw_vid_width</text:p>
          </table:table-cell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  <table:covered-table-cell/>
          <table:table-cell/>
        </table:table-row>
        <table:table-row table:style-name="ro1">
          <table:table-cell office:value-type="string">
            <text:p>prio </text:p>
          </table:table-cell>
          <table:table-cell office:value-type="string">
            <text:p>c_wrsw_prio_width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covered-table-cell/>
          <table:table-cell/>
        </table:table-row>
        <table:table-row table:style-name="ro1">
          <table:table-cell office:value-type="string">
            <text:p>has vid</text:p>
          </table:table-cell>
          <table:table-cell office:value-type="string">
            <text:p>1 bit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covered-table-cell/>
          <table:table-cell/>
        </table:table-row>
        <table:table-row table:style-name="ro1">
          <table:table-cell office:value-type="string">
            <text:p>has prio</text:p>
          </table:table-cell>
          <table:table-cell office:value-type="string">
            <text:p>1 bit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covered-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5">10/05/2010</text:date>, <text:time>18:3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ciej Lipinski</meta:initial-creator>
    <meta:creation-date>2010-06-03T16:30:34</meta:creation-date>
    <dc:date>2010-07-01T14:21:37</dc:date>
    <dc:creator>Maciej Lipinski</dc:creator>
    <meta:editing-duration>PT383H38M20S</meta:editing-duration>
    <meta:editing-cycles>10</meta:editing-cycles>
    <meta:generator>OpenOffice.org/3.2$Linux OpenOffice.org_project/320m12$Build-9483</meta:generator>
    <meta:document-statistic meta:table-count="3" meta:cell-count="162" meta:object-count="0"/>
  </office:meta>
</office:document-meta>
</file>